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1.54pt"/>
    </style:style>
    <style:style style:name="co2" style:family="table-column">
      <style:table-column-properties fo:break-before="auto" style:column-width="198.6pt"/>
    </style:style>
    <style:style style:name="co3" style:family="table-column">
      <style:table-column-properties fo:break-before="auto" style:column-width="82.09pt"/>
    </style:style>
    <style:style style:name="co4" style:family="table-column">
      <style:table-column-properties fo:break-before="auto" style:column-width="337.55pt"/>
    </style:style>
    <style:style style:name="co5" style:family="table-column">
      <style:table-column-properties fo:break-before="auto" style:column-width="108.74pt"/>
    </style:style>
    <style:style style:name="co6" style:family="table-column">
      <style:table-column-properties fo:break-before="auto" style:column-width="26.65pt"/>
    </style:style>
    <style:style style:name="co7" style:family="table-column">
      <style:table-column-properties fo:break-before="auto" style:column-width="71.55pt"/>
    </style:style>
    <style:style style:name="co8" style:family="table-column">
      <style:table-column-properties fo:break-before="auto" style:column-width="25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ans" style:font-name-asian="Source Han Sans CN Regular" style:font-name-complex="Lohit Devanagari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Galderma Schweiz AG, Egerking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9" table:number-columns-repeated="1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uci</text:p>
          </table:table-cell>
          <table:table-cell table:style-name="ce1" office:value-type="string" calcext:value-type="string">
            <text:p>donations_grants</text:p>
          </table:table-cell>
          <table:table-cell table:style-name="ce1" office:value-type="string" calcext:value-type="string">
            <text:p>sponsorship</text:p>
          </table:table-cell>
          <table:table-cell table:style-name="ce3" office:value-type="string" calcext:value-type="string">
            <text:p>registration_fees</text:p>
          </table:table-cell>
          <table:table-cell table:style-name="ce4" office:value-type="string" calcext:value-type="string">
            <text:p>travel_accommodation</text:p>
          </table:table-cell>
          <table:table-cell table:style-name="ce4" office:value-type="string" calcext:value-type="string">
            <text:p>fees</text:p>
          </table:table-cell>
          <table:table-cell table:style-name="ce4" office:value-type="string" calcext:value-type="string">
            <text:p>related_expens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4"/>
        </table:table-row>
        <table:table-row table:style-name="ro2">
          <table:table-cell office:value-type="string" calcext:value-type="string">
            <text:p>Daniel A. Knutti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hnhofstrasse 39</text:p>
          </table:table-cell>
          <table:table-cell office:value-type="float" office:value="7601000753437" calcext:value-type="float">
            <text:p>7601000753437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2:.K2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eronique Bani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entre de Médecine, Esthétique, Avenue d'Ouchy 14</text:p>
          </table:table-cell>
          <table:table-cell office:value-type="float" office:value="7601000041739" calcext:value-type="float">
            <text:p>7601000041739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table:formula="of:=SUM([.F3:.K3])" office:value-type="float" office:value="800" calcext:value-type="float">
            <text:p>8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jam Barysch</text:p>
          </table:table-cell>
          <table:table-cell office:value-type="string" calcext:value-type="string">
            <text:p>Frauenfeld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rmatologische, Klinik KS Frauenfeld, Kantonsspital, Frauenfeld, Pfaffenholzstrasse 4</text:p>
          </table:table-cell>
          <table:table-cell office:value-type="float" office:value="7601000884329" calcext:value-type="float">
            <text:p>760100088432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3.35" calcext:value-type="float">
            <text:p>703.35</text:p>
          </table:table-cell>
          <table:table-cell table:number-columns-repeated="3"/>
          <table:table-cell table:formula="of:=SUM([.F4:.K4])" office:value-type="float" office:value="703.35" calcext:value-type="float">
            <text:p>703.35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ra Becker Wegerich</text:p>
          </table:table-cell>
          <table:table-cell office:value-type="string" calcext:value-type="string">
            <text:p>Mei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orfstrasse 94</text:p>
          </table:table-cell>
          <table:table-cell office:value-type="float" office:value="7601000715333" calcext:value-type="float">
            <text:p>7601000715333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5:.K5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erger Laurent</text:p>
          </table:table-cell>
          <table:table-cell office:value-type="string" calcext:value-type="string">
            <text:p>Clarens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linique La Prairie, Rue du Lac 142</text:p>
          </table:table-cell>
          <table:table-cell office:value-type="float" office:value="7601000834850" calcext:value-type="float">
            <text:p>7601000834850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6:.K6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alentina Bestetti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irurgische Praxis, Hohmad GmbH, Hohmadstrasse 1</text:p>
          </table:table-cell>
          <table:table-cell office:value-type="float" office:value="7601000529695" calcext:value-type="float">
            <text:p>7601000529695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7:.K7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ph Brau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rmatologische, Klinik USZ, Dermatologische, KlinikUniversitätsspital, ZürichGloriastrasse, 31</text:p>
          </table:table-cell>
          <table:table-cell office:value-type="float" office:value="7601000356086" calcext:value-type="float">
            <text:p>7601000356086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table:formula="of:=SUM([.F8:.K8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bine Bruckert</text:p>
          </table:table-cell>
          <table:table-cell office:value-type="string" calcext:value-type="string">
            <text:p>Büla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RMIS Hautklinik, Bülach, Schaffhauserstrasse, 53</text:p>
          </table:table-cell>
          <table:table-cell office:value-type="float" office:value="7601000739339" calcext:value-type="float">
            <text:p>7601000739339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9:.K9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er Bures</text:p>
          </table:table-cell>
          <table:table-cell office:value-type="string" calcext:value-type="string">
            <text:p>Ust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FMH Dermatologie, und Venerologie /, Mediplaza AG / Haut, und Allergie Zentrum, Brunnenhof, Oberlandstrasse 100</text:p>
          </table:table-cell>
          <table:table-cell office:value-type="float" office:value="7601000652874" calcext:value-type="float">
            <text:p>760100065287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SUM([.F10:.K10])" office:value-type="float" office:value="750" calcext:value-type="float">
            <text:p>75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lette Camenis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linik Pyramide am, See, Bellerivestrasse 34</text:p>
          </table:table-cell>
          <table:table-cell office:value-type="float" office:value="7601000600424" calcext:value-type="float">
            <text:p>7601000600424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F11:.K11])" office:value-type="float" office:value="8000" calcext:value-type="float">
            <text:p>8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trizia Carrozza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ale Stazione 16</text:p>
          </table:table-cell>
          <table:table-cell office:value-type="float" office:value="7601000411785" calcext:value-type="float">
            <text:p>760100041178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table:formula="of:=SUM([.F12:.K12])" office:value-type="float" office:value="1300" calcext:value-type="float">
            <text:p>13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o Cerrano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edical Esthetic, Solutions SA, Avenue de la Gare, 39A</text:p>
          </table:table-cell>
          <table:table-cell office:value-type="float" office:value="7601003326864" calcext:value-type="float">
            <text:p>7601003326864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13:.K13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ierry Dauvillaire</text:p>
          </table:table-cell>
          <table:table-cell office:value-type="string" calcext:value-type="string">
            <text:p>Gene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MADERM SA, Route de Florissant 1</text:p>
          </table:table-cell>
          <table:table-cell office:value-type="float" office:value="7601001376533" calcext:value-type="float">
            <text:p>760100137653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table:formula="of:=SUM([.F14:.K14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inhard Dumm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rmatologische, Klinik USZ, Dermatologische, KlinikUniversitätsspital, ZürichGloriastrasse, 31</text:p>
          </table:table-cell>
          <table:table-cell office:value-type="float" office:value="7601000223623" calcext:value-type="float">
            <text:p>760100022362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table:formula="of:=SUM([.F15:.K15])" office:value-type="float" office:value="2000" calcext:value-type="float">
            <text:p>2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mone Eggli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enterclinic für, Plastische Chirurgie, Hirschengraben 7</text:p>
          </table:table-cell>
          <table:table-cell office:value-type="float" office:value="7601000712080" calcext:value-type="float">
            <text:p>7601000712080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16:.K16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ilippe Fallscheer</text:p>
          </table:table-cell>
          <table:table-cell office:value-type="string" calcext:value-type="string">
            <text:p>Lugan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iva Antonio Caccia, 1a</text:p>
          </table:table-cell>
          <table:table-cell office:value-type="float" office:value="7601000416032" calcext:value-type="float">
            <text:p>7601000416032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17:.K17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tal Fulpius-Maître</text:p>
          </table:table-cell>
          <table:table-cell office:value-type="string" calcext:value-type="string">
            <text:p>Confign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entre médical de, Cressy GMO, Route de Loëx 99</text:p>
          </table:table-cell>
          <table:table-cell office:value-type="float" office:value="7601000030467" calcext:value-type="float">
            <text:p>7601000030467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18:.K18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drea Garbea </text:p>
          </table:table-cell>
          <table:table-cell office:value-type="string" calcext:value-type="string">
            <text:p>Lutr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and-Rue 37</text:p>
          </table:table-cell>
          <table:table-cell office:value-type="float" office:value="7601000835185" calcext:value-type="float">
            <text:p>7601000835185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19:.K19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eremy Gliksman</text:p>
          </table:table-cell>
          <table:table-cell office:value-type="string" calcext:value-type="string">
            <text:p>Genolie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linique de Genolier, SA, Route du Muids 3</text:p>
          </table:table-cell>
          <table:table-cell office:value-type="float" office:value="7601000979575" calcext:value-type="float">
            <text:p>760100097957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SUM([.F20:.K20])" office:value-type="float" office:value="4000" calcext:value-type="float">
            <text:p>4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oger Gmür</text:p>
          </table:table-cell>
          <table:table-cell office:value-type="string" calcext:value-type="string">
            <text:p>Zollik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linik Tiefenbrunnen, Dammstrasse 29</text:p>
          </table:table-cell>
          <table:table-cell office:value-type="float" office:value="7601000355034" calcext:value-type="float">
            <text:p>7601000355034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21:.K21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ael Gütling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Marktgasse 46</text:p>
          </table:table-cell>
          <table:table-cell office:value-type="float" office:value="7601000238009" calcext:value-type="float">
            <text:p>7601000238009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22:.K22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urence Imhof</text:p>
          </table:table-cell>
          <table:table-cell office:value-type="string" calcext:value-type="string">
            <text:p>Zu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y Hospital, Zurich, Gloriastrasse 31</text:p>
          </table:table-cell>
          <table:table-cell office:value-type="string" calcext:value-type="string">
            <text:p>IMHOF_Laurence_8091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35.75" calcext:value-type="float">
            <text:p>35.75</text:p>
          </table:table-cell>
          <table:table-cell office:value-type="float" office:value="688.6" calcext:value-type="float">
            <text:p>688.6</text:p>
          </table:table-cell>
          <table:table-cell table:formula="of:=SUM([.F23:.K23])" office:value-type="float" office:value="724.35" calcext:value-type="float">
            <text:p>724.35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olf-Dieter Janthur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antonsspital Aarau, AG, Onkologie/Hämatologie / Haus 40, Kantonsspital, Aarau AG, Tellstrasse</text:p>
          </table:table-cell>
          <table:table-cell office:value-type="float" office:value="7601000967183" calcext:value-type="float">
            <text:p>7601000967183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table:formula="of:=SUM([.F24:.K24])" office:value-type="float" office:value="900" calcext:value-type="float">
            <text:p>9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oya Jeyrani</text:p>
          </table:table-cell>
          <table:table-cell office:value-type="string" calcext:value-type="string">
            <text:p>Oberried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estrasse 97</text:p>
          </table:table-cell>
          <table:table-cell office:value-type="float" office:value="173221" calcext:value-type="float">
            <text:p>173221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25:.K25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s Peter Kern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ufourstrasse 31</text:p>
          </table:table-cell>
          <table:table-cell office:value-type="float" office:value="7601000168092" calcext:value-type="float">
            <text:p>7601000168092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26:.K26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liver Philip Kreyden</text:p>
          </table:table-cell>
          <table:table-cell office:value-type="string" calcext:value-type="string">
            <text:p>Muttenz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Praxis Methininserhof, Baselstrasse 9</text:p>
          </table:table-cell>
          <table:table-cell office:value-type="float" office:value="7601000132895" calcext:value-type="float">
            <text:p>760100013289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/>
          <table:table-cell table:formula="of:=SUM([.F27:.K27])" office:value-type="float" office:value="3000" calcext:value-type="float">
            <text:p>3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sanne Kristof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appjderm, Allmeindstrasse 5</text:p>
          </table:table-cell>
          <table:table-cell office:value-type="float" office:value="7601000746382" calcext:value-type="float">
            <text:p>7601000746382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500" calcext:value-type="float">
            <text:p>3500</text:p>
          </table:table-cell>
          <table:table-cell/>
          <table:table-cell table:formula="of:=SUM([.F28:.K28])" office:value-type="float" office:value="5000" calcext:value-type="float">
            <text:p>5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ustin Krogstad</text:p>
          </table:table-cell>
          <table:table-cell office:value-type="string" calcext:value-type="string">
            <text:p>Derending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/o Dr. med. Michel, Kohler, Hauptstrasse 7</text:p>
          </table:table-cell>
          <table:table-cell office:value-type="float" office:value="7601000763518" calcext:value-type="float">
            <text:p>760100076351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table:formula="of:=SUM([.F29:.K29])" office:value-type="float" office:value="500" calcext:value-type="float">
            <text:p>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iv Kräm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lockengasse 8</text:p>
          </table:table-cell>
          <table:table-cell office:value-type="float" office:value="7601000915559" calcext:value-type="float">
            <text:p>7601000915559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30:.K30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tin Kurt Kägi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autZentrum Zürich, AG, Schaffhauserstrasse, 355</text:p>
          </table:table-cell>
          <table:table-cell office:value-type="float" office:value="7601000224170" calcext:value-type="float">
            <text:p>7601000224170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31:.K31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cas Leu</text:p>
          </table:table-cell>
          <table:table-cell office:value-type="string" calcext:value-type="string">
            <text:p>Zolliko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linik Tiefenbrunnen, Dammstrasse 29</text:p>
          </table:table-cell>
          <table:table-cell office:value-type="float" office:value="7601000213532" calcext:value-type="float">
            <text:p>7601000213532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32:.K32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ikolaus Linde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orschacher Strasse, 150</text:p>
          </table:table-cell>
          <table:table-cell office:value-type="float" office:value="7601000245106" calcext:value-type="float">
            <text:p>7601000245106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33:.K33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ianne Meli</text:p>
          </table:table-cell>
          <table:table-cell office:value-type="string" calcext:value-type="string">
            <text:p>Büla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RMIS Hautklinik, Bülach, Schaffhauserstrasse, 53</text:p>
          </table:table-cell>
          <table:table-cell office:value-type="float" office:value="7601000889720" calcext:value-type="float">
            <text:p>7601000889720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34:.K34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trick Micheels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de Champel 6</text:p>
          </table:table-cell>
          <table:table-cell office:value-type="float" office:value="7601000039385" calcext:value-type="float">
            <text:p>760100003938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/>
          <table:table-cell table:formula="of:=SUM([.F35:.K35])" office:value-type="float" office:value="7000" calcext:value-type="float">
            <text:p>7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ens Ott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EAUTYCLINIC DRS, OTTE &amp; OTTE AG, Goethestrasse 16</text:p>
          </table:table-cell>
          <table:table-cell office:value-type="float" office:value="7601000751225" calcext:value-type="float">
            <text:p>7601000751225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36:.K36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Jan Pampurik</text:p>
          </table:table-cell>
          <table:table-cell office:value-type="string" calcext:value-type="string">
            <text:p>Fribour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and-Places 14</text:p>
          </table:table-cell>
          <table:table-cell office:value-type="float" office:value="7601000057891" calcext:value-type="float">
            <text:p>7601000057891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37:.K37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vier Claudia Ricci</text:p>
          </table:table-cell>
          <table:table-cell office:value-type="string" calcext:value-type="string">
            <text:p>Lutr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Grand-Rue 37</text:p>
          </table:table-cell>
          <table:table-cell office:value-type="float" office:value="7601000010957" calcext:value-type="float">
            <text:p>7601000010957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38:.K38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laudine Rigoulot</text:p>
          </table:table-cell>
          <table:table-cell office:value-type="string" calcext:value-type="string">
            <text:p>Territet-Veytaux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LACLINIC, Avenue de Collonge, 43</text:p>
          </table:table-cell>
          <table:table-cell office:value-type="float" office:value="7601003318975" calcext:value-type="float">
            <text:p>7601003318975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39:.K39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ljas Rosenberg</text:p>
          </table:table-cell>
          <table:table-cell office:value-type="string" calcext:value-type="string">
            <text:p>Winterthur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Vistaline GmbH Bachtelstrasse 5</text:p>
          </table:table-cell>
          <table:table-cell office:value-type="float" office:value="197653" calcext:value-type="float">
            <text:p>197653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40:.K40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ero Schnitzle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odmerstrasse 4</text:p>
          </table:table-cell>
          <table:table-cell office:value-type="float" office:value="166152" calcext:value-type="float">
            <text:p>166152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41:.K41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exander Schreiber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antonsspital Aarau AG Onkologie/Hämatologie, Haus 40, Kantonsspital, Aarau AG</text:p>
          </table:table-cell>
          <table:table-cell office:value-type="float" office:value="7601000846099" calcext:value-type="float">
            <text:p>760100084609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table:formula="of:=SUM([.F42:.K42])" office:value-type="float" office:value="900" calcext:value-type="float">
            <text:p>9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una Skaria</text:p>
          </table:table-cell>
          <table:table-cell office:value-type="string" calcext:value-type="string">
            <text:p>Veve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e Lausanne 15</text:p>
          </table:table-cell>
          <table:table-cell office:value-type="float" office:value="7601000669216" calcext:value-type="float">
            <text:p>7601000669216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43:.K43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inhold Spur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lbisstrasse 80</text:p>
          </table:table-cell>
          <table:table-cell office:value-type="float" office:value="7601000749758" calcext:value-type="float">
            <text:p>7601000749758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44:.K44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o Adrian Stiege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rmatologische Klinik Inselspital Inselspital Bern, Insel- Gruppe AG Freiburgstrasse 18</text:p>
          </table:table-cell>
          <table:table-cell office:value-type="float" office:value="7601000865397" calcext:value-type="float">
            <text:p>760100086539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table:formula="of:=SUM([.F45:.K45])" office:value-type="float" office:value="1000" calcext:value-type="float">
            <text:p>1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ristian Surber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ätsspital Basel, Spitalstrasse 21</text:p>
          </table:table-cell>
          <table:table-cell office:value-type="float" office:value="7601003127362" calcext:value-type="float">
            <text:p>7601003127362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formula="of:=SUM([.F46:.K46])" office:value-type="float" office:value="5000" calcext:value-type="float">
            <text:p>50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rraj Monia Touati</text:p>
          </table:table-cell>
          <table:table-cell office:value-type="string" calcext:value-type="string">
            <text:p>Neuchât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Jean-Jacques-Lallemand 11</text:p>
          </table:table-cell>
          <table:table-cell office:value-type="float" office:value="7601000527134" calcext:value-type="float">
            <text:p>7601000527134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  <table:table-cell table:formula="of:=SUM([.F47:.K47])" office:value-type="float" office:value="214" calcext:value-type="float">
            <text:p>214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dreas Tschopp</text:p>
          </table:table-cell>
          <table:table-cell office:value-type="string" calcext:value-type="string">
            <text:p>Spiegel b. 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linik im Spiegel, Bellevuestrasse 15</text:p>
          </table:table-cell>
          <table:table-cell office:value-type="float" office:value="7601000088864" calcext:value-type="float">
            <text:p>7601000088864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48:.K48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rcus Wanner</text:p>
          </table:table-cell>
          <table:table-cell office:value-type="string" calcext:value-type="string">
            <text:p>Dättwi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Täfernstrasse 26</text:p>
          </table:table-cell>
          <table:table-cell office:value-type="float" office:value="7601000122544" calcext:value-type="float">
            <text:p>7601000122544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49:.K49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phael Wirth</text:p>
          </table:table-cell>
          <table:table-cell office:value-type="string" calcext:value-type="string">
            <text:p>Bi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du Général-Dufour 17</text:p>
          </table:table-cell>
          <table:table-cell office:value-type="float" office:value="7601000705723" calcext:value-type="float">
            <text:p>7601000705723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50:.K50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omas Würs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hnhofstrasse 14</text:p>
          </table:table-cell>
          <table:table-cell office:value-type="float" office:value="7601000199874" calcext:value-type="float">
            <text:p>7601000199874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51:.K51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ikhil YAWALKAR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nselspital, Freiburgstrasse 8 </text:p>
          </table:table-cell>
          <table:table-cell office:value-type="float" office:value="7601000002659" calcext:value-type="float">
            <text:p>7601000002659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941" calcext:value-type="float">
            <text:p>941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SUM([.F52:.K52])" office:value-type="float" office:value="1053" calcext:value-type="float">
            <text:p>1053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ichele Zanzi</text:p>
          </table:table-cell>
          <table:table-cell office:value-type="string" calcext:value-type="string">
            <text:p>Lausann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venue Marc-Dufour 4</text:p>
          </table:table-cell>
          <table:table-cell office:value-type="float" office:value="7601000438584" calcext:value-type="float">
            <text:p>7601000438584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formula="of:=SUM([.F53:.K53])" office:value-type="float" office:value="1500" calcext:value-type="float">
            <text:p>15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borah Zihler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antonsspital Aarau AG / Onkologie/Hämatologie / Haus 40, Kantonsspital Aarau AG, Tellstrasse </text:p>
          </table:table-cell>
          <table:table-cell office:value-type="float" office:value="7601000865458" calcext:value-type="float">
            <text:p>7601000865458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/>
          <table:table-cell table:formula="of:=SUM([.F54:.K54])" office:value-type="float" office:value="900" calcext:value-type="float">
            <text:p>900</text:p>
          </table:table-cell>
          <table:table-cell office:value-type="string" calcext:value-type="string">
            <text:p>hcp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EL Association D’Esculape En Lavaux</text:p>
          </table:table-cell>
          <table:table-cell office:value-type="string" calcext:value-type="string">
            <text:p>Lutr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ue Verdaire 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/>
          <table:table-cell table:formula="of:=SUM([.F55:.K55])"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rztekreis 6 der Stadt Zürich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iedtlistrasse 1, am Schaffhauserplatz</text:p>
          </table:table-cell>
          <table:table-cell table:number-columns-repeated="5"/>
          <table:table-cell office:value-type="float" office:value="1300" calcext:value-type="float">
            <text:p>1300</text:p>
          </table:table-cell>
          <table:table-cell/>
          <table:table-cell table:formula="of:=SUM([.F56:.K56])" office:value-type="float" office:value="1300" calcext:value-type="float">
            <text:p>13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matologia EOC</text:p>
          </table:table-cell>
          <table:table-cell office:value-type="string" calcext:value-type="string">
            <text:p>Bellinzona-Mendrisio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RBV-OBV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/>
          <table:table-cell table:formula="of:=SUM([.F57:.K57])" office:value-type="float" office:value="500" calcext:value-type="float">
            <text:p>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matologische Gesellschaft Ostschweiz DGO 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ugelgasse 8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/>
          <table:table-cell table:formula="of:=SUM([.F58:.K58])"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matologische Klinik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Universit</text:p>
          </table:table-cell>
          <table:table-cell office:value-type="float" office:value="7601002122306" calcext:value-type="float">
            <text:p>7601002122306</text:p>
          </table:table-cell>
          <table:table-cell table:number-columns-repeated="4"/>
          <table:table-cell office:value-type="float" office:value="6000" calcext:value-type="float">
            <text:p>6000</text:p>
          </table:table-cell>
          <table:table-cell/>
          <table:table-cell table:formula="of:=SUM([.F59:.K59])" office:value-type="float" office:value="6000" calcext:value-type="float">
            <text:p>6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matologische Klinik Inselspital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Inselspital Bern, Freiburgstrasse 18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table:formula="of:=SUM([.F60:.K60])" office:value-type="float" office:value="4500" calcext:value-type="float">
            <text:p>4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OC Ente Ospedaliero Cantonale del Ticino</text:p>
          </table:table-cell>
          <table:table-cell office:value-type="string" calcext:value-type="string">
            <text:p>Bellinzona</text:p>
          </table:table-cell>
          <table:table-cell office:value-type="string" calcext:value-type="string">
            <text:p>SWITZERLAND</text:p>
          </table:table-cell>
          <table:table-cell table:style-name="ce2" office:value-type="string" calcext:value-type="string">
            <text:p>Ospedale San Giovanni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/>
          <table:table-cell table:formula="of:=SUM([.F61:.K61])"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roupe de Dermatoloque de Ville de Genève GDG</text:p>
          </table:table-cell>
          <table:table-cell office:value-type="string" calcext:value-type="string">
            <text:p>Genè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5, Chemin Malombré</text:p>
          </table:table-cell>
          <table:table-cell table:number-columns-repeated="5"/>
          <table:table-cell office:value-type="float" office:value="3000" calcext:value-type="float">
            <text:p>3000</text:p>
          </table:table-cell>
          <table:table-cell/>
          <table:table-cell table:formula="of:=SUM([.F62:.K62])" office:value-type="float" office:value="3000" calcext:value-type="float">
            <text:p>3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ôpital du Jura</text:p>
          </table:table-cell>
          <table:table-cell office:value-type="string" calcext:value-type="string">
            <text:p>Porrentur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ite de l'hôpital 9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/>
          <table:table-cell table:formula="of:=SUM([.F63:.K63])"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ôpitaux Universitaires de Genève, Michael Muhlstadt </text:p>
          </table:table-cell>
          <table:table-cell office:value-type="string" calcext:value-type="string">
            <text:p>Genev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ervice de dermatologie et vénérologie, Rue Gabrielle-Perret-Gentil 4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/>
          <table:table-cell table:formula="of:=SUM([.F64:.K64])"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ntonsspital St. Gallen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Kantonsspital St. Gallen, Klinik für Dermatologie/Allergologie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/>
          <table:table-cell table:formula="of:=SUM([.F65:.K65])" office:value-type="float" office:value="5000" calcext:value-type="float">
            <text:p>5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inderklinik / Luzerner Kantonsspital Luzern</text:p>
          </table:table-cell>
          <table:table-cell office:value-type="string" calcext:value-type="string">
            <text:p>Luzer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strass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/>
          <table:table-cell table:formula="of:=SUM([.F66:.K66])" office:value-type="float" office:value="500" calcext:value-type="float">
            <text:p>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inderärzte Schweiz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Badenerstrasse 21 Zurich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/>
          <table:table-cell table:formula="of:=SUM([.F67:.K67])" office:value-type="float" office:value="600" calcext:value-type="float">
            <text:p>6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EO Pharmaceutical Products Sarath Ltd.</text:p>
          </table:table-cell>
          <table:table-cell office:value-type="string" calcext:value-type="string">
            <text:p>Regensdorf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ichwatt 5 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/>
          <table:table-cell table:formula="of:=SUM([.F68:.K68])" office:value-type="float" office:value="4000" calcext:value-type="float">
            <text:p>4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ualitätszirkel Mittelthurgau Ost / Dres. Gropp GmbH </text:p>
          </table:table-cell>
          <table:table-cell office:value-type="string" calcext:value-type="string">
            <text:p>Bottighofen</text:p>
          </table:table-cell>
          <table:table-cell office:value-type="string" calcext:value-type="string">
            <text:p>SWITZERLAND </text:p>
          </table:table-cell>
          <table:table-cell office:value-type="string" calcext:value-type="string">
            <text:p>Oberer Garten 1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/>
          <table:table-cell table:formula="of:=SUM([.F69:.K69])" office:value-type="float" office:value="300" calcext:value-type="float">
            <text:p>3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ha Rheinfelden / MSc European Centre for the Rehabilitation of Scleroderma 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alinenstrasse 98 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/>
          <table:table-cell table:formula="of:=SUM([.F70:.K70])" office:value-type="float" office:value="500" calcext:value-type="float">
            <text:p>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KBB Universitäts- Kinderspital beider Basel 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pitalstrasse 33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/>
          <table:table-cell table:formula="of:=SUM([.F71:.K71])"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Y OF ZURICH (UZH) Dermatology Department 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</text:p>
          </table:table-cell>
          <table:table-cell office:value-type="float" office:value="7601002013802" calcext:value-type="float">
            <text:p>7601002013802</text:p>
          </table:table-cell>
          <table:table-cell/>
          <table:table-cell office:value-type="float" office:value="9504" calcext:value-type="float">
            <text:p>9504</text:p>
          </table:table-cell>
          <table:table-cell table:number-columns-repeated="4"/>
          <table:table-cell table:formula="of:=SUM([.F72:.K72])" office:value-type="float" office:value="9504" calcext:value-type="float">
            <text:p>9504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äts-Kinderspital Zürich / Zürich Dermatologie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teinwiesstrasse 75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/>
          <table:table-cell table:formula="of:=SUM([.F73:.K73])" office:value-type="float" office:value="1500" calcext:value-type="float">
            <text:p>15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niversitätsspital Zürich, Dermatologische Klinik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Rämistrasse 100</text:p>
          </table:table-cell>
          <table:table-cell office:value-type="float" office:value="7601002013802" calcext:value-type="float">
            <text:p>7601002013802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SUM([.F74:.K74])" office:value-type="float" office:value="34000" calcext:value-type="float">
            <text:p>34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Zürcher Dermatologen / Quästor ZDG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Oberlandstrasse 100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/>
          <table:table-cell table:formula="of:=SUM([.F75:.K75])" office:value-type="float" office:value="2000" calcext:value-type="float">
            <text:p>2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Ärtztenetzwerk DOXnet.ch Bern Nord/West</text:p>
          </table:table-cell>
          <table:table-cell office:value-type="string" calcext:value-type="string">
            <text:p>Bremgarte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Aeschenbrunnmattstrasse 9</text:p>
          </table:table-cell>
          <table:table-cell table:number-columns-repeated="5"/>
          <table:table-cell office:value-type="float" office:value="1000" calcext:value-type="float">
            <text:p>1000</text:p>
          </table:table-cell>
          <table:table-cell/>
          <table:table-cell table:formula="of:=SUM([.F76:.K76])" office:value-type="float" office:value="1000" calcext:value-type="float">
            <text:p>1000</text:p>
          </table:table-cell>
          <table:table-cell office:value-type="string" calcext:value-type="string">
            <text:p>hco</text:p>
          </table:table-cell>
          <table:table-cell table:number-columns-repeated="14"/>
        </table:table-row>
      </table:table>
      <table:table table:name="Other" table:style-name="ta1">
        <office:forms form:automatic-focus="false" form:apply-design-mode="false"/>
        <table:table-column table:style-name="co9" table:number-columns-repeated="7" table:default-cell-style-name="Default"/>
        <table:table-row table:style-name="ro2">
          <table:table-cell table:number-columns-repeated="6"/>
          <table:table-cell office:value-type="string" calcext:value-type="string">
            <text:p>95.744,70 CHF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THER, NOT INCLUDED ABOVE -where information cannot be disclosed on an individual basis for legal reas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ggregate amount attributable to transfers of value to such Recipients - Art. 3.0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0,00 7.227,70 CHF 20.120,80 CHF</text:p>
          </table:table-cell>
          <table:table-cell office:value-type="string" calcext:value-type="string">
            <text:p>0,00 CHF 27.348,50</text:p>
          </table:table-cell>
        </table:table-row>
        <table:table-row table:style-name="ro2">
          <table:table-cell office:value-type="string" calcext:value-type="string">
            <text:p>Number of Recipients in aggregate disclosure - Art. 3.0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0 6 7</text:p>
          </table:table-cell>
          <table:table-cell office:value-type="string" calcext:value-type="string">
            <text:p>0 Optiona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NDIVIDUAL NAMED DISCLOSURE - one line per HCO (i.e. all transfers of value during a year for an individual HCO will be summed up: itemization should be available for the individual Recipient or public authorities' consultation only, as appropriate)</text:p>
          </table:table-cell>
          <table:table-cell table:number-columns-repeated="4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82.704,00 CHF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THER, NOT INCLUDED ABOVE -where information cannot be disclosed on an individual basis for legal reason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ggregate amount attributable to transfers of value to such Recipients - Art. 3.02</text:p>
          </table:table-cell>
          <table:table-cell table:number-columns-repeated="3"/>
          <table:table-cell office:value-type="string" calcext:value-type="string">
            <text:p>0,00 8.400,00 CHF</text:p>
          </table:table-cell>
          <table:table-cell office:value-type="string" calcext:value-type="string">
            <text:p>0,00 0,00 35.000,00 CHF</text:p>
          </table:table-cell>
          <table:table-cell office:value-type="string" calcext:value-type="string">
            <text:p>0,00 CHF 43.400,00</text:p>
          </table:table-cell>
        </table:table-row>
        <table:table-row table:style-name="ro2">
          <table:table-cell office:value-type="string" calcext:value-type="string">
            <text:p>Number of Recipients in aggregate disclosure - Art. 3.02</text:p>
          </table:table-cell>
          <table:table-cell table:number-columns-repeated="3"/>
          <table:table-cell office:value-type="string" calcext:value-type="string">
            <text:p>0 3</text:p>
          </table:table-cell>
          <table:table-cell office:value-type="string" calcext:value-type="string">
            <text:p>0 0 1</text:p>
          </table:table-cell>
          <table:table-cell office:value-type="string" calcext:value-type="string">
            <text:p>0 Optional</text:p>
          </table:table-cell>
        </table:table-row>
        <table:table-row table:style-name="ro2">
          <table:table-cell office:value-type="string" calcext:value-type="string">
            <text:p>% of the number of Recipients included in the aggregate disclosure in the total number of Recipients N/Adisclosed - Art. 3.02</text:p>
          </table:table-cell>
          <table:table-cell table:number-columns-repeated="3"/>
          <table:table-cell office:value-type="string" calcext:value-type="string">
            <text:p>0.00% 37.50%</text:p>
          </table:table-cell>
          <table:table-cell office:value-type="string" calcext:value-type="string">
            <text:p>0.00% 0.00% 4.55%</text:p>
          </table:table-cell>
          <table:table-cell office:value-type="string" calcext:value-type="string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6:29:50.442081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16:31:58.128288455</dc:date>
    <meta:editing-duration>PT30M36S</meta:editing-duration>
    <meta:editing-cycles>8</meta:editing-cycles>
    <meta:generator>LibreOffice/5.2.7.2$Linux_X86_64 LibreOffice_project/20$Build-2</meta:generator>
    <meta:document-statistic meta:table-count="2" meta:cell-count="735" meta:object-count="0"/>
  </office:meta>
</office:document-meta>
</file>